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20000000204B249CA79A42C6D7.png" manifest:media-type="image/png"/>
  <manifest:file-entry manifest:full-path="Pictures/2000012D00004B0300006C376CE0EA6C827FED2A.svm" manifest:media-type=""/>
  <manifest:file-entry manifest:full-path="Pictures/10000000000000600000007A7EAE6E5DEB3701BB.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763cm"/>
    </style:style>
    <style:style style:name="gr2" style:family="graphic" style:parent-style-name="standard">
      <style:graphic-properties draw:fill-color="#007826" fo:min-height="0cm" fo:min-width="0cm"/>
    </style:style>
    <style:style style:name="gr3" style:family="graphic" style:parent-style-name="standard">
      <style:graphic-properties draw:stroke="none" svg:stroke-color="#000000" draw:fill="none" draw:fill-color="#00331a" fo:min-height="1.425cm"/>
    </style:style>
    <style:style style:name="gr4" style:family="graphic" style:parent-style-name="standard">
      <style:graphic-properties draw:fill-color="#cc9900" draw:textarea-horizontal-align="justify" draw:textarea-vertical-align="middle" draw:auto-grow-height="false" fo:min-height="0.156cm" fo:min-width="0cm"/>
    </style:style>
    <style:style style:name="gr5" style:family="graphic" style:parent-style-name="standard">
      <style:graphic-properties draw:stroke="none" svg:stroke-color="#000000" draw:fill="none" draw:fill-color="#ffffff" fo:min-height="0.898cm"/>
    </style:style>
    <style:style style:name="gr6" style:family="graphic" style:parent-style-name="standard">
      <style:graphic-properties draw:fill-color="#0066ff" draw:textarea-vertical-align="middle" draw:auto-grow-height="false" fo:min-height="0.112cm" fo:min-width="0cm" fo:wrap-option="wrap"/>
    </style:style>
    <style:style style:name="gr7" style:family="graphic" style:parent-style-name="standard">
      <style:graphic-properties draw:stroke="none" svg:stroke-color="#000000" draw:fill="none" draw:fill-color="#ffffff" fo:min-height="1.662cm"/>
    </style:style>
    <style:style style:name="gr8" style:family="graphic" style:parent-style-name="standard">
      <style:graphic-properties draw:fill-color="#000000" draw:textarea-vertical-align="middle" draw:auto-grow-height="false" fo:min-height="0.897cm" fo:min-width="0.647cm" fo:wrap-option="wrap"/>
    </style:style>
    <style:style style:name="gr9" style:family="graphic" style:parent-style-name="standard">
      <style:graphic-properties draw:stroke="none" svg:stroke-color="#000000" draw:fill="none" draw:fill-color="#ffffff" fo:min-height="1.425cm"/>
    </style:style>
    <style:style style:name="gr10" style:family="graphic" style:parent-style-name="standard">
      <style:graphic-properties draw:fill-color="#9900ff" draw:textarea-horizontal-align="justify" draw:textarea-vertical-align="middle" draw:auto-grow-height="false" fo:min-height="0.561cm" fo:min-width="0.311cm"/>
    </style:style>
    <style:style style:name="gr11" style:family="graphic" style:parent-style-name="standard">
      <style:graphic-properties draw:stroke="none" svg:stroke-color="#000000" draw:fill="none" draw:fill-color="#ffffff" fo:min-height="4.341cm"/>
    </style:style>
    <style:style style:name="gr12" style:family="graphic" style:parent-style-name="standard">
      <style:graphic-properties draw:fill-color="#333300" draw:textarea-horizontal-align="justify" draw:textarea-vertical-align="middle" draw:auto-grow-height="false" fo:min-height="0.122cm" fo:min-width="0.074cm"/>
    </style:style>
    <style:style style:name="gr13" style:family="graphic" style:parent-style-name="standard">
      <style:graphic-properties draw:stroke="none" svg:stroke-color="#000000" draw:fill="none" draw:fill-color="#ffffff" fo:min-height="1.663cm"/>
    </style:style>
    <style:style style:name="gr14" style:family="graphic" style:parent-style-name="standard">
      <style:graphic-properties draw:fill-color="#cc0000" draw:textarea-vertical-align="middle" draw:auto-grow-height="false" fo:min-height="0.26cm" fo:min-width="0.078cm"/>
    </style:style>
    <style:style style:name="gr15" style:family="graphic" style:parent-style-name="standard">
      <style:graphic-properties draw:stroke="none" svg:stroke-color="#000000" draw:fill="none" draw:fill-color="#ffffff" fo:min-height="3.561cm"/>
    </style:style>
    <style:style style:name="gr16" style:family="graphic" style:parent-style-name="standard">
      <style:graphic-properties draw:stroke="none" svg:stroke-color="#000000" draw:fill="none" draw:fill-color="#ffffff" fo:min-height="0.713cm"/>
    </style:style>
    <style:style style:name="gr17" style:family="graphic" style:parent-style-name="standard">
      <style:graphic-properties draw:auto-grow-height="false" fo:min-height="0.14cm" fo:min-width="0.27cm" fo:wrap-option="wrap"/>
    </style:style>
    <style:style style:name="gr18" style:family="graphic" style:parent-style-name="standard">
      <style:graphic-properties draw:textarea-horizontal-align="justify" draw:textarea-vertical-align="middle" draw:auto-grow-height="false" fo:min-height="0.277cm" fo:min-width="0.027cm"/>
    </style:style>
    <style:style style:name="gr19" style:family="graphic" style:parent-style-name="standard">
      <style:graphic-properties draw:textarea-horizontal-align="justify" draw:textarea-vertical-align="middle" draw:auto-grow-height="false" fo:min-height="0.277cm" fo:min-width="0.027cm"/>
    </style:style>
    <style:style style:name="gr20" style:family="graphic" style:parent-style-name="standard">
      <style:graphic-properties draw:stroke="none" svg:stroke-color="#000000" draw:fill="none" draw:fill-color="#ffffff" fo:min-height="1.55cm"/>
    </style:style>
    <style:style style:name="gr21" style:family="graphic" style:parent-style-name="standard">
      <style:graphic-properties draw:stroke="none" svg:stroke-color="#000000" draw:fill="none" draw:fill-color="#ffffff" fo:min-height="1.15cm"/>
    </style:style>
    <style:style style:name="gr22" style:family="graphic" style:parent-style-name="standard">
      <style:graphic-properties draw:stroke="none" svg:stroke-color="#000000" draw:fill="none" draw:fill-color="#ffffff" fo:min-height="1.25cm"/>
    </style:style>
    <style:style style:name="gr23" style:family="graphic" style:parent-style-name="standard">
      <style:graphic-properties draw:stroke="none" svg:stroke-color="#000000" draw:fill="none" draw:fill-color="#ffffff" fo:min-height="3.85cm"/>
    </style:style>
    <style:style style:name="gr24" style:family="graphic" style:parent-style-name="standard">
      <style:graphic-properties draw:stroke="none" svg:stroke-color="#000000" draw:fill="none" draw:fill-color="#ffffff" fo:min-height="4.35cm"/>
    </style:style>
    <style:style style:name="gr25" style:family="graphic" style:parent-style-name="standard">
      <style:graphic-properties draw:fill-color="#cc0000" draw:textarea-horizontal-align="justify" draw:textarea-vertical-align="middle" draw:auto-grow-height="false" fo:min-height="1.042cm" fo:min-width="0.717cm"/>
    </style:style>
    <style:style style:name="gr26" style:family="graphic" style:parent-style-name="standard">
      <style:graphic-properties draw:fill-color="#009900" draw:textarea-horizontal-align="justify" draw:textarea-vertical-align="middle" draw:auto-grow-height="false" fo:min-height="0.353cm" fo:min-width="0.068cm"/>
    </style:style>
    <style:style style:name="gr27" style:family="graphic" style:parent-style-name="standard">
      <style:graphic-properties draw:stroke="none" svg:stroke-color="#000000" draw:fill="none" draw:fill-color="#ffffff" fo:min-height="2.137cm"/>
    </style:style>
    <style:style style:name="gr28" style:family="graphic" style:parent-style-name="standard">
      <style:graphic-properties draw:fill-color="#6600ff" draw:textarea-vertical-align="middle" draw:auto-grow-height="false" fo:min-height="0.508cm" fo:min-width="0.459cm" fo:wrap-option="wrap"/>
    </style:style>
    <style:style style:name="gr29" style:family="graphic" style:parent-style-name="standard">
      <style:graphic-properties draw:stroke="none" svg:stroke-color="#000000" draw:fill="none" draw:fill-color="#ffffff" fo:min-height="2.15cm"/>
    </style:style>
    <style:style style:name="gr30" style:family="graphic" style:parent-style-name="standard">
      <style:graphic-properties draw:fill-color="#ffcc00" draw:textarea-horizontal-align="justify" draw:textarea-vertical-align="middle" draw:auto-grow-height="false" fo:min-height="0.051cm" fo:min-width="0cm"/>
    </style:style>
    <style:style style:name="gr31" style:family="graphic" style:parent-style-name="standard">
      <style:graphic-properties draw:stroke="none" svg:stroke-color="#000000" draw:fill="none" draw:fill-color="#ffffff" fo:min-height="1.75cm"/>
    </style:style>
    <style:style style:name="gr32" style:family="graphic" style:parent-style-name="standard">
      <style:graphic-properties draw:fill-color="#0066cc" draw:textarea-horizontal-align="justify" draw:textarea-vertical-align="middle" draw:auto-grow-height="false" fo:min-height="0.353cm" fo:min-width="0.068cm"/>
    </style:style>
    <style:style style:name="gr33" style:family="graphic" style:parent-style-name="standard">
      <style:graphic-properties draw:stroke="none" svg:stroke-color="#000000" draw:fill="none" draw:fill-color="#ffffff" fo:min-height="0.857cm"/>
    </style:style>
    <style:style style:name="gr34" style:family="graphic" style:parent-style-name="standard">
      <style:graphic-properties draw:fill-color="#996600" draw:textarea-horizontal-align="justify" draw:textarea-vertical-align="middle" draw:auto-grow-height="false" fo:min-height="0.353cm" fo:min-width="0.068cm"/>
    </style:style>
    <style:style style:name="gr35" style:family="graphic" style:parent-style-name="standard">
      <style:graphic-properties draw:fill-color="#b2b2b2" draw:textarea-horizontal-align="justify" draw:textarea-vertical-align="middle" draw:auto-grow-height="false" fo:min-height="0.353cm" fo:min-width="0.068cm"/>
    </style:style>
    <style:style style:name="gr36" style:family="graphic" style:parent-style-name="standard">
      <style:graphic-properties draw:stroke="none" svg:stroke-color="#000000" draw:fill="none" draw:fill-color="#ffffff" fo:min-height="0.844cm"/>
    </style:style>
    <style:style style:name="gr37" style:family="graphic" style:parent-style-name="standard">
      <style:graphic-properties draw:stroke="none" svg:stroke-color="#000000" draw:fill="none" draw:fill-color="#ffffff" fo:min-height="1.05cm"/>
    </style:style>
    <style:style style:name="gr38" style:family="graphic" style:parent-style-name="standard">
      <style:graphic-properties draw:fill-color="#9900ff" draw:textarea-horizontal-align="justify" draw:textarea-vertical-align="middle" draw:auto-grow-height="false" fo:min-height="0.353cm" fo:min-width="0.068cm"/>
    </style:style>
    <style:style style:name="gr39" style:family="graphic" style:parent-style-name="standard">
      <style:graphic-properties draw:stroke="none" svg:stroke-color="#000000" draw:fill="none" draw:fill-color="#ffffff" fo:min-height="5.25cm"/>
    </style:style>
    <style:style style:name="gr4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1" style:family="graphic" style:parent-style-name="standard">
      <style:graphic-properties draw:fill-color="#cc0000" draw:textarea-horizontal-align="justify" draw:textarea-vertical-align="middle" draw:auto-grow-height="false" fo:min-height="0.353cm" fo:min-width="0.068cm"/>
    </style:style>
    <style:style style:name="gr42" style:family="graphic" style:parent-style-name="standard">
      <style:graphic-properties draw:fill-color="#009900" draw:textarea-horizontal-align="justify" draw:textarea-vertical-align="middle" draw:auto-grow-height="false" fo:min-height="0.051cm" fo:min-width="0cm"/>
    </style:style>
    <style:style style:name="gr43" style:family="graphic" style:parent-style-name="standard">
      <style:graphic-properties draw:fill-color="#6600ff" draw:textarea-horizontal-align="justify" draw:textarea-vertical-align="middle" draw:auto-grow-height="false" fo:min-height="0.051cm" fo:min-width="0cm"/>
    </style:style>
    <style:style style:name="gr44" style:family="graphic" style:parent-style-name="standard">
      <style:graphic-properties draw:fill-color="#663300" draw:textarea-horizontal-align="justify" draw:textarea-vertical-align="middle" draw:auto-grow-height="false" fo:min-height="0.051cm" fo:min-width="0cm"/>
    </style:style>
    <style:style style:name="gr45" style:family="graphic" style:parent-style-name="standard">
      <style:graphic-properties draw:fill-color="#cc0000" draw:textarea-horizontal-align="justify" draw:textarea-vertical-align="middle" draw:auto-grow-height="false" fo:min-height="0.051cm" fo:min-width="0cm"/>
    </style:style>
    <style:style style:name="gr46" style:family="graphic" style:parent-style-name="standard">
      <style:graphic-properties draw:fill-color="#b2b2b2" draw:textarea-horizontal-align="justify" draw:textarea-vertical-align="middle" draw:auto-grow-height="false" fo:min-height="0.051cm" fo:min-width="0cm"/>
    </style:style>
    <style:style style:name="gr47" style:family="graphic" style:parent-style-name="standard">
      <style:graphic-properties draw:fill-color="#0066cc" draw:textarea-horizontal-align="justify" draw:textarea-vertical-align="middle" draw:auto-grow-height="false" fo:min-height="0.051cm" fo:min-width="0cm"/>
    </style:style>
    <style:style style:name="gr48" style:family="graphic" style:parent-style-name="standard">
      <style:graphic-properties draw:fill-color="#ffcc00" draw:textarea-horizontal-align="justify" draw:textarea-vertical-align="middle" draw:auto-grow-height="false" fo:min-height="0.353cm" fo:min-width="0.068cm"/>
    </style:style>
    <style:style style:name="gr49" style:family="graphic" style:parent-style-name="standard">
      <style:graphic-properties draw:fill-color="#996600" draw:textarea-horizontal-align="justify" draw:textarea-vertical-align="middle" draw:auto-grow-height="false" fo:min-height="1.042cm" fo:min-width="0.717cm"/>
    </style:style>
    <style:style style:name="gr50" style:family="graphic" style:parent-style-name="standard">
      <style:graphic-properties draw:fill-color="#6600ff" draw:textarea-horizontal-align="justify" draw:textarea-vertical-align="middle" draw:auto-grow-height="false" fo:min-height="1.042cm" fo:min-width="0.717cm"/>
    </style:style>
    <style:style style:name="gr51" style:family="graphic" style:parent-style-name="standard">
      <style:graphic-properties draw:fill-color="#009900" draw:textarea-horizontal-align="justify" draw:textarea-vertical-align="middle" draw:auto-grow-height="false" fo:min-height="1.042cm" fo:min-width="0.717cm"/>
    </style:style>
    <style:style style:name="gr52" style:family="graphic" style:parent-style-name="standard">
      <style:graphic-properties draw:fill-color="#ffcc00" draw:textarea-horizontal-align="justify" draw:textarea-vertical-align="middle" draw:auto-grow-height="false" fo:min-height="1.042cm" fo:min-width="0.717cm"/>
    </style:style>
    <style:style style:name="gr53" style:family="graphic" style:parent-style-name="standard">
      <style:graphic-properties draw:fill-color="#b2b2b2" draw:textarea-horizontal-align="justify" draw:textarea-vertical-align="middle" draw:auto-grow-height="false" fo:min-height="1.042cm" fo:min-width="0.717cm"/>
    </style:style>
    <style:style style:name="gr54" style:family="graphic" style:parent-style-name="standard">
      <style:graphic-properties draw:fill-color="#0066cc" draw:textarea-horizontal-align="justify" draw:textarea-vertical-align="middle" draw:auto-grow-height="false" fo:min-height="1.042cm" fo:min-width="0.717cm"/>
    </style:style>
    <style:style style:name="gr55" style:family="graphic" style:parent-style-name="standard">
      <style:graphic-properties draw:stroke="none" svg:stroke-color="#000000" draw:fill="none" draw:fill-color="#ffffff" fo:min-height="2.65cm"/>
    </style:style>
    <style:style style:name="gr56" style:family="graphic" style:parent-style-name="standard">
      <style:graphic-properties draw:fill-color="#cc9900" draw:textarea-horizontal-align="justify" draw:textarea-vertical-align="middle" draw:auto-grow-height="false" fo:min-height="0.012cm" fo:min-width="0cm"/>
    </style:style>
    <style:style style:name="gr57" style:family="graphic" style:parent-style-name="standard">
      <style:graphic-properties draw:fill-color="#0066ff" draw:textarea-vertical-align="middle" draw:auto-grow-height="false" fo:min-height="0cm" fo:min-width="0cm" fo:wrap-option="wrap"/>
    </style:style>
    <style:style style:name="gr58" style:family="graphic" style:parent-style-name="standard">
      <style:graphic-properties draw:fill-color="#000000" draw:textarea-vertical-align="middle" draw:auto-grow-height="false" fo:min-height="0.493cm" fo:min-width="0.243cm" fo:wrap-option="wrap"/>
    </style:style>
    <style:style style:name="gr59" style:family="graphic" style:parent-style-name="standard">
      <style:graphic-properties draw:fill-color="#9900ff" draw:textarea-horizontal-align="justify" draw:textarea-vertical-align="middle" draw:auto-grow-height="false" fo:min-height="0.276cm" fo:min-width="0.027cm"/>
    </style:style>
    <style:style style:name="gr60" style:family="graphic" style:parent-style-name="standard">
      <style:graphic-properties draw:fill-color="#333300" draw:textarea-horizontal-align="justify" draw:textarea-vertical-align="middle" draw:auto-grow-height="false" fo:min-height="0cm" fo:min-width="0cm"/>
    </style:style>
    <style:style style:name="gr61" style:family="graphic" style:parent-style-name="standard">
      <style:graphic-properties draw:fill-color="#cc0000" draw:textarea-vertical-align="middle" draw:auto-grow-height="false" fo:min-height="0.081cm" fo:min-width="0cm"/>
    </style:style>
    <style:style style:name="gr62" style:family="graphic" style:parent-style-name="standard">
      <style:graphic-properties draw:auto-grow-height="false" fo:min-height="0cm" fo:min-width="0cm" fo:wrap-option="wrap"/>
    </style:style>
    <style:style style:name="gr63" style:family="graphic" style:parent-style-name="standard">
      <style:graphic-properties draw:textarea-horizontal-align="justify" draw:textarea-vertical-align="middle" draw:auto-grow-height="false" fo:min-height="0.493cm" fo:min-width="0.243cm"/>
    </style:style>
    <style:style style:name="P1" style:family="paragraph">
      <loext:graphic-properties draw:fill="none" draw:fill-color="#ffffff"/>
    </style:style>
    <style:style style:name="P2" style:family="paragraph">
      <loext:graphic-properties draw:fill-color="#007826"/>
    </style:style>
    <style:style style:name="P3" style:family="paragraph">
      <loext:graphic-properties draw:fill="none" draw:fill-color="#00331a"/>
    </style:style>
    <style:style style:name="P4" style:family="paragraph">
      <loext:graphic-properties draw:fill-color="#cc9900"/>
      <style:paragraph-properties fo:text-align="center"/>
    </style:style>
    <style:style style:name="P5" style:family="paragraph">
      <loext:graphic-properties draw:fill-color="#0066ff"/>
      <style:paragraph-properties fo:text-align="center"/>
    </style:style>
    <style:style style:name="P6" style:family="paragraph">
      <loext:graphic-properties draw:fill-color="#000000"/>
      <style:paragraph-properties fo:text-align="center"/>
    </style:style>
    <style:style style:name="P7" style:family="paragraph">
      <loext:graphic-properties draw:fill-color="#9900ff"/>
      <style:paragraph-properties fo:text-align="center"/>
    </style:style>
    <style:style style:name="P8" style:family="paragraph">
      <loext:graphic-properties draw:fill-color="#333300"/>
      <style:paragraph-properties fo:text-align="center"/>
    </style:style>
    <style:style style:name="P9" style:family="paragraph">
      <loext:graphic-properties draw:fill-color="#cc0000"/>
      <style:paragraph-properties fo:text-align="center"/>
    </style:style>
    <style:style style:name="P10" style:family="paragraph">
      <style:paragraph-properties fo:text-align="center"/>
    </style:style>
    <style:style style:name="P11" style:family="paragraph">
      <loext:graphic-properties draw:fill-color="#009900"/>
      <style:paragraph-properties fo:text-align="center"/>
    </style:style>
    <style:style style:name="P12" style:family="paragraph">
      <loext:graphic-properties draw:fill-color="#6600ff"/>
      <style:paragraph-properties fo:text-align="center"/>
      <style:text-properties fo:color="#000000"/>
    </style:style>
    <style:style style:name="P13" style:family="paragraph">
      <loext:graphic-properties draw:fill-color="#ffcc00"/>
      <style:paragraph-properties fo:text-align="center"/>
      <style:text-properties fo:font-size="14pt" style:font-size-asian="14pt" style:font-size-complex="14pt"/>
    </style:style>
    <style:style style:name="P14" style:family="paragraph">
      <loext:graphic-properties draw:fill-color="#0066cc"/>
      <style:paragraph-properties fo:text-align="center"/>
    </style:style>
    <style:style style:name="P15" style:family="paragraph">
      <loext:graphic-properties draw:fill-color="#996600"/>
      <style:paragraph-properties fo:text-align="center"/>
    </style:style>
    <style:style style:name="P16" style:family="paragraph">
      <loext:graphic-properties draw:fill-color="#b2b2b2"/>
      <style:paragraph-properties fo:text-align="center"/>
    </style:style>
    <style:style style:name="P17" style:family="paragraph">
      <loext:graphic-properties draw:fill="none"/>
      <style:paragraph-properties fo:text-align="center"/>
    </style:style>
    <style:style style:name="P18" style:family="paragraph">
      <loext:graphic-properties draw:fill-color="#009900"/>
      <style:paragraph-properties fo:text-align="center"/>
      <style:text-properties fo:font-size="14pt" style:font-size-asian="14pt" style:font-size-complex="14pt"/>
    </style:style>
    <style:style style:name="P19" style:family="paragraph">
      <loext:graphic-properties draw:fill-color="#6600ff"/>
      <style:paragraph-properties fo:text-align="center"/>
      <style:text-properties fo:font-size="14pt" style:font-size-asian="14pt" style:font-size-complex="14pt"/>
    </style:style>
    <style:style style:name="P20" style:family="paragraph">
      <loext:graphic-properties draw:fill-color="#663300"/>
      <style:paragraph-properties fo:text-align="center"/>
      <style:text-properties fo:font-size="14pt" style:font-size-asian="14pt" style:font-size-complex="14pt"/>
    </style:style>
    <style:style style:name="P21" style:family="paragraph">
      <loext:graphic-properties draw:fill-color="#cc0000"/>
      <style:paragraph-properties fo:text-align="center"/>
      <style:text-properties fo:font-size="14pt" style:font-size-asian="14pt" style:font-size-complex="14pt"/>
    </style:style>
    <style:style style:name="P22" style:family="paragraph">
      <loext:graphic-properties draw:fill-color="#b2b2b2"/>
      <style:paragraph-properties fo:text-align="center"/>
      <style:text-properties fo:font-size="14pt" style:font-size-asian="14pt" style:font-size-complex="14pt"/>
    </style:style>
    <style:style style:name="P23" style:family="paragraph">
      <loext:graphic-properties draw:fill-color="#0066cc"/>
      <style:paragraph-properties fo:text-align="center"/>
      <style:text-properties fo:font-size="14pt" style:font-size-asian="14pt" style:font-size-complex="14pt"/>
    </style:style>
    <style:style style:name="P24" style:family="paragraph">
      <loext:graphic-properties draw:fill-color="#ffcc00"/>
      <style:paragraph-properties fo:text-align="center"/>
    </style:style>
    <style:style style:name="P25" style:family="paragraph">
      <loext:graphic-properties draw:fill-color="#6600ff"/>
      <style:paragraph-properties fo:text-align="center"/>
    </style:style>
    <style:style style:name="P26" style:family="paragraph">
      <loext:graphic-properties draw:fill="none" draw:fill-color="#ffffff"/>
      <style:text-properties fo:font-size="18pt"/>
    </style:style>
    <style:style style:name="P27" style:family="paragraph">
      <loext:graphic-properties draw:fill-color="#cc0000"/>
      <style:paragraph-properties fo:text-align="center"/>
      <style:text-properties fo:font-size="18pt"/>
    </style:style>
    <style:style style:name="P28" style:family="paragraph">
      <loext:graphic-properties draw:fill-color="#0066cc"/>
      <style:paragraph-properties fo:text-align="center"/>
      <style:text-properties fo:font-size="18pt"/>
    </style:style>
    <style:style style:name="P29" style:family="paragraph">
      <loext:graphic-properties draw:fill-color="#996600"/>
      <style:paragraph-properties fo:text-align="center"/>
      <style:text-properties fo:font-size="18pt"/>
    </style:style>
    <style:style style:name="P30" style:family="paragraph">
      <loext:graphic-properties draw:fill-color="#b2b2b2"/>
      <style:paragraph-properties fo:text-align="center"/>
      <style:text-properties fo:font-size="18pt"/>
    </style:style>
    <style:style style:name="P31" style:family="paragraph">
      <loext:graphic-properties draw:fill-color="#6600ff"/>
      <style:paragraph-properties fo:text-align="center"/>
      <style:text-properties fo:color="#000000" fo:font-size="18pt"/>
    </style:style>
    <style:style style:name="P32" style:family="paragraph">
      <loext:graphic-properties draw:fill-color="#9900ff"/>
      <style:paragraph-properties fo:text-align="center"/>
      <style:text-properties fo:font-size="18pt"/>
    </style:style>
    <style:style style:name="P33" style:family="paragraph">
      <loext:graphic-properties draw:fill-color="#009900"/>
      <style:paragraph-properties fo:text-align="center"/>
      <style:text-properties fo:font-size="18pt"/>
    </style:style>
    <style:style style:name="P34" style:family="paragraph">
      <loext:graphic-properties draw:fill-color="#ffcc00"/>
      <style:paragraph-properties fo:text-align="center"/>
      <style:text-properties fo:font-size="18pt"/>
    </style:style>
    <style:style style:name="P35" style:family="paragraph">
      <loext:graphic-properties draw:fill-color="#6600ff"/>
      <style:paragraph-properties fo:text-align="center"/>
      <style:text-properties fo:font-size="18pt"/>
    </style:style>
    <style:style style:name="P36" style:family="paragraph">
      <style:paragraph-properties fo:text-align="center"/>
      <style:text-properties fo:font-size="18pt"/>
    </style:style>
    <style:style style:name="T1" style:family="text">
      <style:text-properties fo:font-size="26pt" fo:font-weight="bold" style:font-size-asian="26pt" style:font-weight-asian="bold" style:font-size-complex="26pt" style:font-weight-complex="bold"/>
    </style:style>
    <style:style style:name="T2" style:family="text">
      <style:text-properties fo:color="#000000"/>
    </style:style>
    <style:style style:name="T3" style:family="text">
      <style:text-properties fo:font-size="14pt" style:font-size-asian="14pt" style:font-size-complex="14pt"/>
    </style:style>
    <style:style style:name="T4" style:family="text">
      <style:text-properties fo:font-size="18pt"/>
    </style:style>
    <style:style style:name="T5" style:family="text">
      <style:text-properties fo:color="#000000"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9.5cm" svg:height="3.013cm" svg:x="6.5cm" svg:y="0.825cm">
          <draw:text-box>
            <text:p><text:span text:style-name="T1">Tokens et légende</text:span></text:p>
            <text:p/>
          </draw:text-box>
        </draw:frame>
        <draw:custom-shape draw:style-name="gr2" draw:text-style-name="P2" draw:layer="layout" svg:width="1.147cm" svg:height="1.147cm" svg:x="1.883cm" svg:y="3.148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frame draw:style-name="gr3" draw:text-style-name="P3" draw:layer="layout" svg:width="8.787cm" svg:height="1.675cm" svg:x="3.413cm" svg:y="3.148cm">
          <draw:text-box>
            <text:p>: Personnage Guillaume</text:p>
          </draw:text-box>
        </draw:frame>
        <draw:custom-shape draw:style-name="gr4" draw:text-style-name="P4" draw:layer="layout" svg:width="1.147cm" svg:height="1.148cm" svg:x="1.883cm" svg:y="4.678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frame draw:style-name="gr5" draw:text-style-name="P1" draw:layer="layout" svg:width="6.886cm" svg:height="1.148cm" svg:x="3.413cm" svg:y="5.06cm">
          <draw:text-box>
            <text:p>: Personnage Matéo</text:p>
          </draw:text-box>
        </draw:frame>
        <draw:custom-shape draw:style-name="gr6" draw:text-style-name="P5" draw:layer="layout" svg:width="1.147cm" svg:height="1.148cm" svg:x="1.883cm" svg:y="6.208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frame draw:style-name="gr7" draw:text-style-name="P1" draw:layer="layout" svg:width="7.187cm" svg:height="1.912cm" svg:x="3.413cm" svg:y="6.591cm">
          <draw:text-box>
            <text:p>: Personnage Julien</text:p>
            <text:p/>
          </draw:text-box>
        </draw:frame>
        <draw:custom-shape draw:style-name="gr8" draw:text-style-name="P6" draw:layer="layout" svg:width="1.147cm" svg:height="1.147cm" svg:x="1.88cm" svg:y="8.121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frame draw:style-name="gr9" draw:text-style-name="P1" draw:layer="layout" svg:width="8.487cm" svg:height="1.675cm" svg:x="3.413cm" svg:y="8.503cm">
          <draw:text-box>
            <text:p>: Personnage Adrien</text:p>
          </draw:text-box>
        </draw:frame>
        <draw:custom-shape draw:style-name="gr10" draw:text-style-name="P7" draw:layer="layout" svg:width="1.147cm" svg:height="1.147cm" svg:x="1.883cm" svg:y="10.03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9" draw:text-style-name="P1" draw:layer="layout" svg:width="5.787cm" svg:height="1.675cm" svg:x="3.413cm" svg:y="9.9cm">
          <draw:text-box>
            <text:p>: Personnage</text:p>
            <text:p/>
          </draw:text-box>
        </draw:frame>
        <draw:frame draw:style-name="gr5" draw:text-style-name="P1" draw:layer="layout" svg:width="6.886cm" svg:height="1.148cm" svg:x="1.5cm" svg:y="2cm">
          <draw:text-box>
            <text:p>Personnages joueurs :</text:p>
          </draw:text-box>
        </draw:frame>
        <draw:frame draw:style-name="gr11" draw:text-style-name="P1" draw:layer="layout" svg:width="10.711cm" svg:height="4.591cm" svg:x="1.5cm" svg:y="11.946cm">
          <draw:text-box>
            <text:p>PNJs:</text:p>
          </draw:text-box>
        </draw:frame>
        <draw:custom-shape draw:style-name="gr12" draw:text-style-name="P8" draw:layer="layout" svg:width="1.147cm" svg:height="1.148cm" svg:x="1.883cm" svg:y="13.094cm">
          <text:p/>
          <draw:enhanced-geometry svg:viewBox="0 0 21600 21600" draw:glue-points="0 0 0 10800 0 21600 10800 21600 21600 21600 10800 10800" draw:text-areas="1900 12700 12700 19700" draw:type="right-triangle" draw:enhanced-path="M 0 0 L 21600 21600 0 21600 0 0 Z N"/>
        </draw:custom-shape>
        <draw:frame draw:style-name="gr13" draw:text-style-name="P1" draw:layer="layout" svg:width="6.504cm" svg:height="1.913cm" svg:x="3.03cm" svg:y="13.094cm">
          <draw:text-box>
            <text:p>: Kuvira</text:p>
          </draw:text-box>
        </draw:frame>
        <draw:custom-shape draw:style-name="gr14" draw:text-style-name="P9" draw:layer="layout" svg:width="1.53cm" svg:height="1.53cm" svg:x="1.883cm" svg:y="15.007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13" draw:text-style-name="P1" draw:layer="layout" svg:width="3.443cm" svg:height="1.913cm" svg:x="3.795cm" svg:y="15.389cm">
          <draw:text-box>
            <text:p>: Garok</text:p>
          </draw:text-box>
        </draw:frame>
        <draw:frame draw:style-name="gr15" draw:text-style-name="P1" draw:layer="layout" svg:width="7cm" svg:height="3.811cm" svg:x="3.3cm" svg:y="16.8cm">
          <draw:text-box>
            <text:p>: Gardes/révol. niv.1 1M + bouclier + haches de jet (60 agi 60 force)</text:p>
          </draw:text-box>
        </draw:frame>
        <draw:frame draw:style-name="gr16" draw:text-style-name="P1" draw:layer="layout" svg:width="3.1cm" svg:height="0.963cm" svg:x="7.73cm" svg:y="12.1cm">
          <draw:text-box>
            <text:p>Effets :</text:p>
          </draw:text-box>
        </draw:frame>
        <draw:custom-shape draw:style-name="gr17" draw:layer="layout" svg:width="1.6cm" svg:height="1.2cm" svg:x="1.5cm" svg:y="17.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8" draw:text-style-name="P10" draw:layer="layout" svg:width="0.743cm" svg:height="0.743cm" svg:x="8.14cm" svg:y="13.3cm">
          <text:p text:style-name="P10">1</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10" draw:layer="layout" svg:width="0.743cm" svg:height="0.743cm" svg:x="8.13cm" svg:y="14.4cm">
          <text:p text:style-name="P10">2</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9" draw:text-style-name="P10" draw:layer="layout" svg:width="0.743cm" svg:height="0.743cm" svg:x="14.63cm" svg:y="14.55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10" draw:layer="layout" svg:width="0.743cm" svg:height="0.743cm" svg:x="14.587cm" svg:y="13.157cm">
          <text:p text:style-name="P10">R</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0" draw:text-style-name="P1" draw:layer="layout" svg:width="5.2cm" svg:height="1.8cm" svg:x="8.83cm" svg:y="13cm">
          <draw:text-box>
            <text:p>: Incap. <text:s/>1 tour</text:p>
          </draw:text-box>
        </draw:frame>
        <draw:frame draw:style-name="gr21" draw:text-style-name="P1" draw:layer="layout" svg:width="4.7cm" svg:height="1.4cm" svg:x="9.03cm" svg:y="14.4cm">
          <draw:text-box>
            <text:p>: Incap 2 tours</text:p>
          </draw:text-box>
        </draw:frame>
        <draw:frame draw:style-name="gr22" draw:text-style-name="P1" draw:layer="layout" svg:width="8.3cm" svg:height="1.5cm" svg:x="15.5cm" svg:y="13.129cm">
          <draw:text-box>
            <text:p>: Inconscient</text:p>
          </draw:text-box>
        </draw:frame>
        <draw:frame draw:style-name="gr22" draw:text-style-name="P1" draw:layer="layout" svg:width="6cm" svg:height="1.5cm" svg:x="15.53cm" svg:y="14.4cm">
          <draw:text-box>
            <text:p>: Mort</text:p>
          </draw:text-box>
        </draw:frame>
        <draw:frame draw:style-name="gr23" draw:text-style-name="P1" draw:layer="layout" svg:width="18.3cm" svg:height="4.1cm" svg:x="1cm" svg:y="19.9cm">
          <draw:text-box>
            <text:p>Dessins :</text:p>
          </draw:text-box>
        </draw:frame>
        <draw:frame draw:style-name="gr24" draw:text-style-name="P1" draw:layer="layout" svg:width="4.6cm" svg:height="4.6cm" svg:x="4.4cm" svg:y="21cm">
          <draw:text-box>
            <text:p>: Dessin Amp. 3; Feu; 2 tours restants</text:p>
          </draw:text-box>
        </draw:frame>
        <draw:custom-shape draw:style-name="gr25" draw:text-style-name="P9" draw:layer="layout" svg:width="3cm" svg:height="3.2cm" svg:x="1.2cm" svg:y="20.6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11" draw:layer="layout" svg:width="1.4cm" svg:height="1.493cm" svg:x="13.2cm" svg:y="24.4cm">
          <text:p text:style-name="P10">1</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7" draw:text-style-name="P1" draw:layer="layout" svg:width="5.3cm" svg:height="2.387cm" svg:x="15cm" svg:y="24.5cm">
          <draw:text-box>
            <text:p>: Dessin Amp.2; Végétofongique, 1 tour restant</text:p>
          </draw:text-box>
        </draw:frame>
        <draw:custom-shape draw:style-name="gr28" draw:text-style-name="P12" draw:layer="layout" svg:width="1.815cm" svg:height="2.3cm" svg:x="12.2cm" svg:y="20.5cm">
          <text:p text:style-name="P10"><text:span text:style-name="T2">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frame draw:style-name="gr29" draw:text-style-name="P1" draw:layer="layout" svg:width="5.7cm" svg:height="2.4cm" svg:x="14.4cm" svg:y="20.9cm">
          <draw:text-box>
            <text:p>: Animal Amp. 2; 2 tours</text:p>
          </draw:text-box>
        </draw:frame>
        <draw:custom-shape draw:style-name="gr30" draw:text-style-name="P13" draw:layer="layout" svg:width="0.7cm" svg:height="0.746cm" svg:x="13.4cm" svg:y="27.3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1" draw:text-style-name="P1" draw:layer="layout" svg:width="5.5cm" svg:height="2cm" svg:x="14.4cm" svg:y="27.1cm">
          <draw:text-box>
            <text:p>: Dessin Amp. 1, Lumière, 2 tours </text:p>
          </draw:text-box>
        </draw:frame>
        <draw:custom-shape draw:style-name="gr32" draw:text-style-name="P14" draw:layer="layout" svg:width="1.4cm" svg:height="1.493cm" svg:x="1.2cm" svg:y="23.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3" draw:text-style-name="P1" draw:layer="layout" svg:width="8.7cm" svg:height="1.107cm" svg:x="2.7cm" svg:y="23.993cm">
          <draw:text-box>
            <text:p>: Dessin Amp.2; Eau; 2 tours</text:p>
          </draw:text-box>
        </draw:frame>
        <draw:custom-shape draw:style-name="gr34" draw:text-style-name="P15" draw:layer="layout" svg:width="1.4cm" svg:height="1.493cm" svg:x="1cm" svg:y="25.693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5" draw:text-style-name="P16" draw:layer="layout" svg:width="1.4cm" svg:height="1.493cm" svg:x="1.1cm" svg:y="27.393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6" draw:text-style-name="P1" draw:layer="layout" svg:width="9.3cm" svg:height="1.094cm" svg:x="2.5cm" svg:y="25.806cm">
          <draw:text-box>
            <text:p>: Dessin Amp.2; Terre; 2 tours</text:p>
          </draw:text-box>
        </draw:frame>
        <draw:frame draw:style-name="gr37" draw:text-style-name="P1" draw:layer="layout" svg:width="8.2cm" svg:height="1.3cm" svg:x="2.7cm" svg:y="27.7cm">
          <draw:text-box>
            <text:p>: Dessin Amp.2; Air; 2 tours </text:p>
          </draw:text-box>
        </draw:frame>
        <draw:custom-shape draw:style-name="gr38" draw:text-style-name="P7" draw:layer="layout" svg:width="1.4cm" svg:height="1.493cm" svg:x="13cm" svg:y="22.9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9" draw:text-style-name="P1" draw:layer="layout" svg:width="5.7cm" svg:height="1.675cm" svg:x="14.5cm" svg:y="22.793cm">
          <draw:text-box>
            <text:p>: Dessin Amp.2; Animal; 2 tours</text:p>
          </draw:text-box>
        </draw:frame>
      </draw:page>
      <draw:page draw:name="page2" draw:style-name="dp1" draw:master-page-name="Default">
        <draw:frame draw:style-name="gr39" draw:text-style-name="P1" draw:layer="layout" svg:width="16cm" svg:height="5.5cm" svg:x="0cm" svg:y="-1cm">
          <draw:text-box>
            <text:p>Quadrillage environ 30x20 et tokens de sorts</text:p>
          </draw:text-box>
        </draw:frame>
        <draw:frame draw:style-name="gr40" draw:text-style-name="P17" draw:layer="layout" svg:width="19.202cm" svg:height="27.702cm" svg:x="0.799cm" svg:y="0.999cm">
          <draw:image xlink:href="Pictures/2000012D00004B0300006C376CE0EA6C827FED2A.svm" xlink:type="simple" xlink:show="embed" xlink:actuate="onLoad">
            <text:p/>
          </draw:image>
        </draw:frame>
        <draw:custom-shape draw:style-name="gr25" draw:text-style-name="P9" draw:layer="layout" svg:width="3cm" svg:height="3.2cm" svg:x="-5.7cm" svg:y="7.3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2" draw:text-style-name="P14" draw:layer="layout" svg:width="1.4cm" svg:height="1.493cm" svg:x="-8.2cm" svg:y="11.2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15" draw:layer="layout" svg:width="1.4cm" svg:height="1.493cm" svg:x="-8cm" svg:y="6.1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5" draw:text-style-name="P16" draw:layer="layout" svg:width="1.4cm" svg:height="1.493cm" svg:x="-8.2cm" svg:y="9.5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1" draw:text-style-name="P9" draw:layer="layout" svg:width="1.4cm" svg:height="1.493cm" svg:x="-8.2cm" svg:y="8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12" draw:layer="layout" svg:width="1.815cm" svg:height="2.3cm" svg:x="-8.5cm" svg:y="13.4cm">
          <text:p text:style-name="P10"><text:span text:style-name="T2">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0" draw:text-style-name="P13" draw:layer="layout" svg:width="0.7cm" svg:height="0.746cm" svg:x="-10cm" svg:y="1.8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8" draw:text-style-name="P7" draw:layer="layout" svg:width="1.4cm" svg:height="1.493cm" svg:x="-8.1cm" svg:y="4.5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18" draw:layer="layout" svg:width="0.7cm" svg:height="0.746cm" svg:x="-10cm" svg:y="3.3cm">
          <text:p text:style-name="P10"><text:span text:style-name="T3">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19" draw:layer="layout" svg:width="0.7cm" svg:height="0.746cm" svg:x="-10.1cm" svg:y="4.7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20" draw:layer="layout" svg:width="0.7cm" svg:height="0.746cm" svg:x="-10.1cm" svg:y="6.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21" draw:layer="layout" svg:width="0.7cm" svg:height="0.746cm" svg:x="-10.1cm" svg:y="8.1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2" draw:layer="layout" svg:width="0.7cm" svg:height="0.746cm" svg:x="-10.1cm" svg:y="9.6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23" draw:layer="layout" svg:width="0.7cm" svg:height="0.746cm" svg:x="-10.1cm" svg:y="11.5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11" draw:layer="layout" svg:width="1.4cm" svg:height="1.493cm" svg:x="-8.1cm" svg:y="2.9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24" draw:layer="layout" svg:width="1.4cm" svg:height="1.493cm" svg:x="-8.1cm" svg:y="1.4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9" draw:layer="layout" svg:width="3cm" svg:height="3.2cm" svg:x="-5.699cm" svg:y="7.301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15" draw:layer="layout" svg:width="3cm" svg:height="3.2cm" svg:x="-3.1cm" svg:y="5.4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25" draw:layer="layout" svg:width="3cm" svg:height="3.2cm" svg:x="-5.6cm" svg:y="3.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11" draw:layer="layout" svg:width="3cm" svg:height="3.2cm" svg:x="-3cm" svg:y="2.2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24" draw:layer="layout" svg:width="3cm" svg:height="3.2cm" svg:x="-5.9cm" svg:y="0.4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16" draw:layer="layout" svg:width="3cm" svg:height="3.2cm" svg:x="-3.6cm" svg:y="9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14" draw:layer="layout" svg:width="3cm" svg:height="3.2cm" svg:x="-6.2cm" svg:y="1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ge>
      <draw:page draw:name="page3" draw:style-name="dp1" draw:master-page-name="Default">
        <draw:frame draw:style-name="gr55" draw:text-style-name="P26" draw:layer="layout" svg:width="20cm" svg:height="2.9cm" svg:x="0cm" svg:y="-1.1cm">
          <draw:text-box>
            <text:p><text:span text:style-name="T4">C'est la guerre !</text:span></text:p>
          </draw:text-box>
        </draw:frame>
        <draw:frame draw:style-name="gr40" draw:text-style-name="P17" draw:layer="layout" svg:width="19.202cm" svg:height="27.702cm" svg:x="0.799cm" svg:y="0.999cm">
          <draw:image xlink:href="Pictures/2000012D00004B0300006C376CE0EA6C827FED2A.svm" xlink:type="simple" xlink:show="embed" xlink:actuate="onLoad">
            <text:p/>
          </draw:image>
        </draw:frame>
        <draw:custom-shape draw:style-name="gr25" draw:text-style-name="P27" draw:layer="layout" svg:width="3cm" svg:height="3.2cm" svg:x="-5.799cm" svg:y="7.3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2" draw:text-style-name="P28" draw:layer="layout" svg:width="1.4cm" svg:height="1.493cm" svg:x="-8.299cm" svg:y="11.2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29" draw:layer="layout" svg:width="1.4cm" svg:height="1.493cm" svg:x="-8.099cm" svg:y="6.108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5" draw:text-style-name="P30" draw:layer="layout" svg:width="1.4cm" svg:height="1.493cm" svg:x="-8.299cm" svg:y="9.5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1" draw:text-style-name="P27" draw:layer="layout" svg:width="1.4cm" svg:height="1.493cm" svg:x="-8.299cm" svg:y="8.0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31" draw:layer="layout" svg:width="1.815cm" svg:height="2.3cm" svg:x="-8.599cm" svg:y="13.401cm">
          <text:p text:style-name="P10"><text:span text:style-name="T5">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0" draw:text-style-name="P13" draw:layer="layout" svg:width="0.7cm" svg:height="0.746cm" svg:x="-10.099cm" svg:y="1.855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8" draw:text-style-name="P32" draw:layer="layout" svg:width="1.4cm" svg:height="1.493cm" svg:x="-8.199cm" svg:y="4.5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18" draw:layer="layout" svg:width="0.7cm" svg:height="0.746cm" svg:x="-10.099cm" svg:y="3.301cm">
          <text:p text:style-name="P10"><text:span text:style-name="T3">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19" draw:layer="layout" svg:width="0.7cm" svg:height="0.746cm" svg:x="-10.199cm" svg:y="4.701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20" draw:layer="layout" svg:width="0.7cm" svg:height="0.746cm" svg:x="-10.199cm" svg:y="6.401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21" draw:layer="layout" svg:width="0.7cm" svg:height="0.746cm" svg:x="-10.199cm" svg:y="8.101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2" draw:layer="layout" svg:width="0.7cm" svg:height="0.746cm" svg:x="-10.199cm" svg:y="9.655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23" draw:layer="layout" svg:width="0.7cm" svg:height="0.746cm" svg:x="-10.199cm" svg:y="11.555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33" draw:layer="layout" svg:width="1.4cm" svg:height="1.493cm" svg:x="-8.199cm" svg:y="2.908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34" draw:layer="layout" svg:width="1.4cm" svg:height="1.493cm" svg:x="-8.199cm" svg:y="1.408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27" draw:layer="layout" svg:width="3cm" svg:height="3.2cm" svg:x="-5.798cm" svg:y="7.302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29" draw:layer="layout" svg:width="3cm" svg:height="3.2cm" svg:x="-3.199cm" svg:y="5.4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35" draw:layer="layout" svg:width="3cm" svg:height="3.2cm" svg:x="-5.699cm" svg:y="3.7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33" draw:layer="layout" svg:width="3cm" svg:height="3.2cm" svg:x="-3.099cm" svg:y="2.2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34" draw:layer="layout" svg:width="3cm" svg:height="3.2cm" svg:x="-5.999cm" svg:y="0.4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30" draw:layer="layout" svg:width="3cm" svg:height="3.2cm" svg:x="-3.699cm" svg:y="9.0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28" draw:layer="layout" svg:width="3cm" svg:height="3.2cm" svg:x="-6.299cm" svg:y="10.7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27" draw:layer="layout" svg:width="3cm" svg:height="3.2cm" svg:x="-5.899cm" svg:y="21.9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2" draw:text-style-name="P28" draw:layer="layout" svg:width="1.4cm" svg:height="1.493cm" svg:x="-8.399cm" svg:y="25.8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29" draw:layer="layout" svg:width="1.4cm" svg:height="1.493cm" svg:x="-8.199cm" svg:y="20.708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5" draw:text-style-name="P30" draw:layer="layout" svg:width="1.4cm" svg:height="1.493cm" svg:x="-8.399cm" svg:y="24.1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1" draw:text-style-name="P27" draw:layer="layout" svg:width="1.4cm" svg:height="1.493cm" svg:x="-8.399cm" svg:y="22.6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31" draw:layer="layout" svg:width="1.815cm" svg:height="2.3cm" svg:x="-8.699cm" svg:y="28.001cm">
          <text:p text:style-name="P10"><text:span text:style-name="T5">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0" draw:text-style-name="P13" draw:layer="layout" svg:width="0.7cm" svg:height="0.746cm" svg:x="-10.199cm" svg:y="16.455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8" draw:text-style-name="P32" draw:layer="layout" svg:width="1.4cm" svg:height="1.493cm" svg:x="-8.299cm" svg:y="19.1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18" draw:layer="layout" svg:width="0.7cm" svg:height="0.746cm" svg:x="-10.199cm" svg:y="17.901cm">
          <text:p text:style-name="P10"><text:span text:style-name="T3">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19" draw:layer="layout" svg:width="0.7cm" svg:height="0.746cm" svg:x="-10.299cm" svg:y="19.301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20" draw:layer="layout" svg:width="0.7cm" svg:height="0.746cm" svg:x="-10.299cm" svg:y="21.001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21" draw:layer="layout" svg:width="0.7cm" svg:height="0.746cm" svg:x="-10.299cm" svg:y="22.701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2" draw:layer="layout" svg:width="0.7cm" svg:height="0.746cm" svg:x="-10.299cm" svg:y="24.255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23" draw:layer="layout" svg:width="0.7cm" svg:height="0.746cm" svg:x="-10.299cm" svg:y="26.155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33" draw:layer="layout" svg:width="1.4cm" svg:height="1.493cm" svg:x="-8.299cm" svg:y="17.508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34" draw:layer="layout" svg:width="1.4cm" svg:height="1.493cm" svg:x="-8.299cm" svg:y="16.008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27" draw:layer="layout" svg:width="3cm" svg:height="3.2cm" svg:x="-5.898cm" svg:y="21.902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29" draw:layer="layout" svg:width="3cm" svg:height="3.2cm" svg:x="-3.299cm" svg:y="20.0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35" draw:layer="layout" svg:width="3cm" svg:height="3.2cm" svg:x="-5.799cm" svg:y="18.3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33" draw:layer="layout" svg:width="3cm" svg:height="3.2cm" svg:x="-3.199cm" svg:y="16.8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34" draw:layer="layout" svg:width="3cm" svg:height="3.2cm" svg:x="-6.099cm" svg:y="15.0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30" draw:layer="layout" svg:width="3cm" svg:height="3.2cm" svg:x="-3.799cm" svg:y="23.6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28" draw:layer="layout" svg:width="3cm" svg:height="3.2cm" svg:x="-6.399cm" svg:y="25.3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draw:text-style-name="P2" draw:layer="layout" svg:width="0.743cm" svg:height="0.742cm" svg:x="22.31cm" svg:y="3.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56" draw:text-style-name="P4" draw:layer="layout" svg:width="0.743cm" svg:height="0.742cm" svg:x="22.31cm" svg:y="4.49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57" draw:text-style-name="P5" draw:layer="layout" svg:width="0.743cm" svg:height="0.742cm" svg:x="22.31cm" svg:y="5.48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58" draw:text-style-name="P6" draw:layer="layout" svg:width="0.743cm" svg:height="0.743cm" svg:x="22.307cm" svg:y="6.717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59" draw:text-style-name="P7" draw:layer="layout" svg:width="0.743cm" svg:height="0.742cm" svg:x="22.31cm" svg:y="7.95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0" draw:text-style-name="P8" draw:layer="layout" svg:width="0.743cm" svg:height="0.742cm" svg:x="22.31cm" svg:y="9.9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61" draw:text-style-name="P9" draw:layer="layout" svg:width="0.99cm" svg:height="0.99cm" svg:x="22.1cm" svg:y="1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62" draw:layer="layout" svg:width="0.933cm" svg:height="0.7cm" svg:x="22.2cm" svg:y="1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2" draw:layer="layout" svg:width="0.933cm" svg:height="0.7cm" svg:x="22.2cm" svg:y="13.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2" draw:layer="layout" svg:width="0.933cm" svg:height="0.7cm" svg:x="22.167cm" svg:y="14.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8" draw:text-style-name="P36" draw:layer="layout" svg:width="0.743cm" svg:height="0.743cm" svg:x="22.11cm" svg:y="16.657cm">
          <text:p text:style-name="P10"><text:span text:style-name="T4">1</text:span></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36" draw:layer="layout" svg:width="0.743cm" svg:height="0.743cm" svg:x="22.1cm" svg:y="17.757cm">
          <text:p text:style-name="P10"><text:span text:style-name="T4">2</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36" draw:layer="layout" svg:width="0.743cm" svg:height="0.743cm" svg:x="22.157cm" svg:y="18.957cm">
          <text:p text:style-name="P10"><text:span text:style-name="T4">R</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36" draw:layer="layout" svg:width="0.743cm" svg:height="0.743cm" svg:x="23.21cm" svg:y="16.6cm">
          <text:p text:style-name="P10"><text:span text:style-name="T4">1</text:span></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36" draw:layer="layout" svg:width="0.743cm" svg:height="0.743cm" svg:x="23.2cm" svg:y="17.7cm">
          <text:p text:style-name="P10"><text:span text:style-name="T4">2</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36" draw:layer="layout" svg:width="0.743cm" svg:height="0.743cm" svg:x="23.257cm" svg:y="18.9cm">
          <text:p text:style-name="P10"><text:span text:style-name="T4">R</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page>
      <draw:page draw:name="page4" draw:style-name="dp1" draw:master-page-name="Default">
        <draw:frame draw:style-name="gr16" draw:text-style-name="P1" draw:layer="layout" svg:width="16cm" svg:height="0.963cm" svg:x="0cm" svg:y="-1cm">
          <draw:text-box>
            <text:p>Confrontation au sommet</text:p>
          </draw:text-box>
        </draw:frame>
        <draw:frame draw:style-name="gr40" draw:text-style-name="P17" draw:layer="layout" svg:width="16.51cm" svg:height="21cm" svg:x="1.09cm" svg:y="1cm">
          <draw:image xlink:href="Pictures/10000000000000600000007A7EAE6E5DEB3701BB.png" xlink:type="simple" xlink:show="embed" xlink:actuate="onLoad">
            <text:p/>
          </draw:image>
        </draw:frame>
        <draw:frame draw:style-name="gr40" draw:text-style-name="P17" draw:layer="layout" svg:width="19.183cm" svg:height="24.4cm" svg:x="1.09cm" svg:y="1cm">
          <draw:image xlink:href="Pictures/10000000000000600000007A7EAE6E5DEB3701BB.png" xlink:type="simple" xlink:show="embed" xlink:actuate="onLoad">
            <text:p/>
          </draw:image>
        </draw:frame>
        <draw:frame draw:style-name="gr40" draw:text-style-name="P17" draw:layer="layout" svg:width="19.202cm" svg:height="27.702cm" svg:x="0.998cm" svg:y="1cm">
          <draw:image xlink:href="Pictures/2000012D00004B0300006C376CE0EA6C827FED2A.svm" xlink:type="simple" xlink:show="embed" xlink:actuate="onLoad">
            <text:p/>
          </draw:image>
        </draw:frame>
        <draw:custom-shape draw:style-name="gr2" draw:text-style-name="P2" draw:layer="layout" svg:width="0.743cm" svg:height="0.742cm" svg:x="22.31cm" svg:y="3.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56" draw:text-style-name="P4" draw:layer="layout" svg:width="0.743cm" svg:height="0.742cm" svg:x="22.31cm" svg:y="4.49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57" draw:text-style-name="P5" draw:layer="layout" svg:width="0.743cm" svg:height="0.742cm" svg:x="22.31cm" svg:y="5.48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58" draw:text-style-name="P6" draw:layer="layout" svg:width="0.743cm" svg:height="0.743cm" svg:x="22.307cm" svg:y="6.717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59" draw:text-style-name="P7" draw:layer="layout" svg:width="0.743cm" svg:height="0.742cm" svg:x="22.31cm" svg:y="7.95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0" draw:text-style-name="P8" draw:layer="layout" svg:width="0.743cm" svg:height="0.742cm" svg:x="22.31cm" svg:y="9.9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61" draw:text-style-name="P9" draw:layer="layout" svg:width="0.99cm" svg:height="0.99cm" svg:x="22.1cm" svg:y="1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62" draw:layer="layout" svg:width="0.933cm" svg:height="0.7cm" svg:x="22.2cm" svg:y="1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2" draw:layer="layout" svg:width="0.933cm" svg:height="0.7cm" svg:x="22.2cm" svg:y="13.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2" draw:layer="layout" svg:width="0.933cm" svg:height="0.7cm" svg:x="22.167cm" svg:y="14.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3" draw:text-style-name="P10" draw:layer="layout" svg:width="0.743cm" svg:height="0.743cm" svg:x="22.11cm" svg:y="16.657cm">
          <text:p text:style-name="P10">1</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10" draw:layer="layout" svg:width="0.743cm" svg:height="0.743cm" svg:x="22.1cm" svg:y="17.757cm">
          <text:p text:style-name="P10">2</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10" draw:layer="layout" svg:width="0.743cm" svg:height="0.743cm" svg:x="22.157cm" svg:y="18.957cm">
          <text:p text:style-name="P10">R</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10" draw:layer="layout" svg:width="0.743cm" svg:height="0.743cm" svg:x="23.21cm" svg:y="16.6cm">
          <text:p text:style-name="P10">1</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10" draw:layer="layout" svg:width="0.743cm" svg:height="0.743cm" svg:x="23.2cm" svg:y="17.7cm">
          <text:p text:style-name="P10">2</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10" draw:layer="layout" svg:width="0.743cm" svg:height="0.743cm" svg:x="23.257cm" svg:y="18.9cm">
          <text:p text:style-name="P10">R</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5" draw:text-style-name="P9" draw:layer="layout" svg:width="3cm" svg:height="3.2cm" svg:x="-5.8cm" svg:y="7.3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2" draw:text-style-name="P14" draw:layer="layout" svg:width="1.4cm" svg:height="1.493cm" svg:x="-8.3cm" svg:y="11.2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15" draw:layer="layout" svg:width="1.4cm" svg:height="1.493cm" svg:x="-8.1cm" svg:y="6.1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5" draw:text-style-name="P16" draw:layer="layout" svg:width="1.4cm" svg:height="1.493cm" svg:x="-8.3cm" svg:y="9.5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1" draw:text-style-name="P9" draw:layer="layout" svg:width="1.4cm" svg:height="1.493cm" svg:x="-8.3cm" svg:y="8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12" draw:layer="layout" svg:width="1.815cm" svg:height="2.3cm" svg:x="-8.6cm" svg:y="13.4cm">
          <text:p text:style-name="P10"><text:span text:style-name="T2">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0" draw:text-style-name="P13" draw:layer="layout" svg:width="0.7cm" svg:height="0.746cm" svg:x="-10.1cm" svg:y="1.8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8" draw:text-style-name="P7" draw:layer="layout" svg:width="1.4cm" svg:height="1.493cm" svg:x="-8.2cm" svg:y="4.5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18" draw:layer="layout" svg:width="0.7cm" svg:height="0.746cm" svg:x="-10.1cm" svg:y="3.3cm">
          <text:p text:style-name="P10"><text:span text:style-name="T3">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19" draw:layer="layout" svg:width="0.7cm" svg:height="0.746cm" svg:x="-10.2cm" svg:y="4.7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20" draw:layer="layout" svg:width="0.7cm" svg:height="0.746cm" svg:x="-10.2cm" svg:y="6.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21" draw:layer="layout" svg:width="0.7cm" svg:height="0.746cm" svg:x="-10.2cm" svg:y="8.1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2" draw:layer="layout" svg:width="0.7cm" svg:height="0.746cm" svg:x="-10.2cm" svg:y="9.6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23" draw:layer="layout" svg:width="0.7cm" svg:height="0.746cm" svg:x="-10.2cm" svg:y="11.5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11" draw:layer="layout" svg:width="1.4cm" svg:height="1.493cm" svg:x="-8.2cm" svg:y="2.9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24" draw:layer="layout" svg:width="1.4cm" svg:height="1.493cm" svg:x="-8.2cm" svg:y="1.4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9" draw:layer="layout" svg:width="3cm" svg:height="3.2cm" svg:x="-5.799cm" svg:y="7.301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15" draw:layer="layout" svg:width="3cm" svg:height="3.2cm" svg:x="-3.2cm" svg:y="5.4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25" draw:layer="layout" svg:width="3cm" svg:height="3.2cm" svg:x="-5.7cm" svg:y="3.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11" draw:layer="layout" svg:width="3cm" svg:height="3.2cm" svg:x="-3.1cm" svg:y="2.2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24" draw:layer="layout" svg:width="3cm" svg:height="3.2cm" svg:x="-6cm" svg:y="0.4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16" draw:layer="layout" svg:width="3cm" svg:height="3.2cm" svg:x="-3.7cm" svg:y="9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14" draw:layer="layout" svg:width="3cm" svg:height="3.2cm" svg:x="-6.3cm" svg:y="1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9" draw:layer="layout" svg:width="3cm" svg:height="3.2cm" svg:x="-5.9cm" svg:y="21.9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2" draw:text-style-name="P14" draw:layer="layout" svg:width="1.4cm" svg:height="1.493cm" svg:x="-8.4cm" svg:y="25.8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15" draw:layer="layout" svg:width="1.4cm" svg:height="1.493cm" svg:x="-8.2cm" svg:y="20.7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5" draw:text-style-name="P16" draw:layer="layout" svg:width="1.4cm" svg:height="1.493cm" svg:x="-8.4cm" svg:y="24.1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1" draw:text-style-name="P9" draw:layer="layout" svg:width="1.4cm" svg:height="1.493cm" svg:x="-8.4cm" svg:y="22.6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12" draw:layer="layout" svg:width="1.815cm" svg:height="2.3cm" svg:x="-8.7cm" svg:y="28cm">
          <text:p text:style-name="P10"><text:span text:style-name="T2">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0" draw:text-style-name="P13" draw:layer="layout" svg:width="0.7cm" svg:height="0.746cm" svg:x="-10.2cm" svg:y="16.4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8" draw:text-style-name="P7" draw:layer="layout" svg:width="1.4cm" svg:height="1.493cm" svg:x="-8.3cm" svg:y="19.1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18" draw:layer="layout" svg:width="0.7cm" svg:height="0.746cm" svg:x="-10.2cm" svg:y="17.9cm">
          <text:p text:style-name="P10"><text:span text:style-name="T3">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19" draw:layer="layout" svg:width="0.7cm" svg:height="0.746cm" svg:x="-10.3cm" svg:y="19.3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20" draw:layer="layout" svg:width="0.7cm" svg:height="0.746cm" svg:x="-10.3cm" svg:y="21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21" draw:layer="layout" svg:width="0.7cm" svg:height="0.746cm" svg:x="-10.3cm" svg:y="22.7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2" draw:layer="layout" svg:width="0.7cm" svg:height="0.746cm" svg:x="-10.3cm" svg:y="24.2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23" draw:layer="layout" svg:width="0.7cm" svg:height="0.746cm" svg:x="-10.3cm" svg:y="26.1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11" draw:layer="layout" svg:width="1.4cm" svg:height="1.493cm" svg:x="-8.3cm" svg:y="17.5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24" draw:layer="layout" svg:width="1.4cm" svg:height="1.493cm" svg:x="-8.3cm" svg:y="16.0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9" draw:layer="layout" svg:width="3cm" svg:height="3.2cm" svg:x="-5.899cm" svg:y="21.901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15" draw:layer="layout" svg:width="3cm" svg:height="3.2cm" svg:x="-3.3cm" svg:y="20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25" draw:layer="layout" svg:width="3cm" svg:height="3.2cm" svg:x="-5.8cm" svg:y="18.3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11" draw:layer="layout" svg:width="3cm" svg:height="3.2cm" svg:x="-3.2cm" svg:y="16.8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24" draw:layer="layout" svg:width="3cm" svg:height="3.2cm" svg:x="-6.1cm" svg:y="15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16" draw:layer="layout" svg:width="3cm" svg:height="3.2cm" svg:x="-3.8cm" svg:y="23.6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14" draw:layer="layout" svg:width="3cm" svg:height="3.2cm" svg:x="-6.4cm" svg:y="25.3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18pt" style:language-asian="zxx" style:country-asian="none" style:font-style-asian="normal" style:font-weight-asian="normal" style:font-name-complex="Tahoma"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18.87</meta:creation-date>
    <meta:editing-duration>PT44M19S</meta:editing-duration>
    <meta:editing-cycles>11</meta:editing-cycles>
    <meta:generator>LibreOffice/5.2.7.2$Windows_x86 LibreOffice_project/2b7f1e640c46ceb28adf43ee075a6e8b8439ed10</meta:generator>
    <dc:date>2019-02-18T19:42:40.260000000</dc:date>
    <meta:document-statistic meta:object-count="200"/>
  </office:meta>
</office:document-meta>
</file>